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88cm"/>
    </style:style>
    <style:style style:name="co2" style:family="table-column">
      <style:table-column-properties fo:break-before="auto" style:column-width="1.489cm"/>
    </style:style>
    <style:style style:name="co3" style:family="table-column">
      <style:table-column-properties fo:break-before="auto" style:column-width="1.461cm"/>
    </style:style>
    <style:style style:name="co4" style:family="table-column">
      <style:table-column-properties fo:break-before="auto" style:column-width="4.673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3.186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4" style:family="table-cell" style:parent-style-name="Default">
      <style:table-cell-properties fo:wrap-option="wrap" style:rotation-angle="90"/>
    </style:style>
    <style:style style:name="ce2" style:family="table-cell" style:parent-style-name="Default" style:data-style-name="N100"/>
    <style:style style:name="ce3" style:family="table-cell" style:parent-style-name="Default">
      <style:table-cell-properties fo:wrap-option="wrap"/>
    </style:style>
    <style:style style:name="ce1" style:family="table-cell" style:parent-style-name="Default">
      <style:table-cell-properties fo:wrap-option="wrap" style:rotation-angle="90"/>
    </style:style>
  </office:automatic-styles>
  <office:body>
    <office:spreadsheet>
      <table:calculation-settings table:automatic-find-labels="false" table:use-regular-expressions="false" table:use-wildcards="true"/>
      <table:table table:name="Marked_Ash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7" table:default-cell-style-name="Default"/>
        <table:table-column table:style-name="co4" table:default-cell-style-name="ce3"/>
        <table:table-column table:style-name="co2" table:number-columns-repeated="6" table:default-cell-style-name="Default"/>
        <table:table-column table:style-name="co5" table:number-columns-repeated="1002" table:default-cell-style-name="Default"/>
        <table:table-header-rows>
          <table:table-row table:style-name="ro1">
            <table:table-cell table:style-name="ce4" office:value-type="string" calcext:value-type="string">
              <text:p>Plotnummer</text:p>
            </table:table-cell>
            <table:table-cell table:style-name="ce4" office:value-type="string" calcext:value-type="string">
              <text:p>Rueckegasse</text:p>
            </table:table-cell>
            <table:table-cell table:style-name="ce4" office:value-type="string" calcext:value-type="string">
              <text:p>Esche.markiert</text:p>
            </table:table-cell>
            <table:table-cell table:style-name="ce4" office:value-type="string" calcext:value-type="string">
              <text:p>Baumart_kurz</text:p>
            </table:table-cell>
            <table:table-cell table:style-name="ce4" office:value-type="string" calcext:value-type="string">
              <text:p>Hoehe</text:p>
            </table:table-cell>
            <table:table-cell table:style-name="ce4" office:value-type="string" calcext:value-type="string">
              <text:p>Anzahl.Triebe</text:p>
            </table:table-cell>
            <table:table-cell table:style-name="ce4" office:value-type="string" calcext:value-type="string">
              <text:p>Einjaehriger.Saemling</text:p>
            </table:table-cell>
            <table:table-cell table:style-name="ce4" office:value-type="string" calcext:value-type="string">
              <text:p>ETS.abgestorben.frisch</text:p>
            </table:table-cell>
            <table:table-cell table:style-name="ce4" office:value-type="string" calcext:value-type="string">
              <text:p>ETS.abgestorben.alt</text:p>
            </table:table-cell>
            <table:table-cell table:style-name="ce4" office:value-type="string" calcext:value-type="string">
              <text:p>ETS.lebend</text:p>
            </table:table-cell>
            <table:table-cell table:style-name="ce4" office:value-type="string" calcext:value-type="string">
              <text:p>Verbiss.lebend</text:p>
            </table:table-cell>
            <table:table-cell table:style-name="ce4" office:value-type="string" calcext:value-type="string">
              <text:p>Verbiss.tot</text:p>
            </table:table-cell>
            <table:table-cell table:style-name="ce4" office:value-type="string" calcext:value-type="string">
              <text:p>Sonstige.Gruende.tot</text:p>
            </table:table-cell>
            <table:table-cell table:style-name="ce4" office:value-type="string" calcext:value-type="string">
              <text:p>Blattflecken</text:p>
            </table:table-cell>
            <table:table-cell table:style-name="ce4" office:value-type="string" calcext:value-type="string">
              <text:p>Bemerkungen</text:p>
            </table:table-cell>
            <table:table-cell table:style-name="ce4" office:value-type="string" calcext:value-type="string">
              <text:p>ETS.abgestorben.frisch.terminal</text:p>
            </table:table-cell>
            <table:table-cell table:style-name="ce4" office:value-type="string" calcext:value-type="string">
              <text:p>ETS.abgestorben.alt.terminal</text:p>
            </table:table-cell>
            <table:table-cell table:style-name="ce4" office:value-type="string" calcext:value-type="string">
              <text:p>ETS.lebend.terminal</text:p>
            </table:table-cell>
            <table:table-cell table:style-name="ce4" office:value-type="string" calcext:value-type="string">
              <text:p>Verbiss.lebend.terminal</text:p>
            </table:table-cell>
            <table:table-cell table:style-name="ce4" office:value-type="string" calcext:value-type="string">
              <text:p>Verbiss.tot.terminal</text:p>
            </table:table-cell>
            <table:table-cell table:style-name="ce4" office:value-type="string" calcext:value-type="string">
              <text:p>Sonstige.Gruende.tot.terminal</text:p>
            </table:table-cell>
            <table:table-cell table:style-name="ce1" table:number-columns-repeated="1002"/>
          </table:table-row>
        </table:table-header-rows>
        <table:table-row table:style-name="ro2">
          <table:table-cell office:value-type="float" office:value="8901" calcext:value-type="float">
            <text:p>8901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FALSE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8902" calcext:value-type="float">
            <text:p>8902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8903" calcext:value-type="float">
            <text:p>8903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8904" calcext:value-type="float">
            <text:p>8904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number-columns-repeated="2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FALSE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8905" calcext:value-type="float">
            <text:p>8905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8906" calcext:value-type="float">
            <text:p>8906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8907" calcext:value-type="float">
            <text:p>8907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8908" calcext:value-type="float">
            <text:p>8908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8909" calcext:value-type="float">
            <text:p>8909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MITTE</text:p>
          </table:table-cell>
          <table:table-cell office:value-type="string" calcext:value-type="string">
            <text:p>GEs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FALS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8910" calcext:value-type="float">
            <text:p>8910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FALS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3" calcext:value-type="float">
            <text:p>3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8911" calcext:value-type="float">
            <text:p>8911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3" calcext:value-type="float">
            <text:p>3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MITTE</text:p>
          </table:table-cell>
          <table:table-cell office:value-type="string" calcext:value-type="string">
            <text:p>GE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8913" calcext:value-type="float">
            <text:p>8913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MITTE</text:p>
          </table:table-cell>
          <table:table-cell office:value-type="string" calcext:value-type="string">
            <text:p>GE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8914" calcext:value-type="float">
            <text:p>8914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7" office:value-type="string" calcext:value-type="string">
            <text:p>NA</text:p>
          </table:table-cell>
          <table:table-cell office:value-type="string" calcext:value-type="string">
            <text:p>Keine Blätter</text:p>
          </table:table-cell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3" calcext:value-type="float">
            <text:p>3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8916" calcext:value-type="float">
            <text:p>8916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FALS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8917" calcext:value-type="float">
            <text:p>8917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FALS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8918" calcext:value-type="float">
            <text:p>8918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8919" calcext:value-type="float">
            <text:p>8919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8920" calcext:value-type="float">
            <text:p>8920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FALS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FALS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MITTE</text:p>
          </table:table-cell>
          <table:table-cell office:value-type="string" calcext:value-type="string">
            <text:p>GEs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FALSE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8921" calcext:value-type="float">
            <text:p>8921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MITTE</text:p>
          </table:table-cell>
          <table:table-cell office:value-type="string" calcext:value-type="string">
            <text:p>GEs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FALSE</text:p>
          </table:table-cell>
          <table:table-cell table:number-columns-repeated="3" office:value-type="string" calcext:value-type="string">
            <text:p>N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8922" calcext:value-type="float">
            <text:p>8922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MITTE</text:p>
          </table:table-cell>
          <table:table-cell office:value-type="string" calcext:value-type="string">
            <text:p>GE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8923" calcext:value-type="float">
            <text:p>8923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FALS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8924" calcext:value-type="float">
            <text:p>8924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8925" calcext:value-type="float">
            <text:p>8925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MITTE</text:p>
          </table:table-cell>
          <table:table-cell office:value-type="string" calcext:value-type="string">
            <text:p>GEs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8926" calcext:value-type="float">
            <text:p>8926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8927" calcext:value-type="float">
            <text:p>8927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8928" calcext:value-type="float">
            <text:p>8928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FALSE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FALSE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8929" calcext:value-type="float">
            <text:p>8929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FALSE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8930" calcext:value-type="float">
            <text:p>8930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8931" calcext:value-type="float">
            <text:p>8931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MITTE</text:p>
          </table:table-cell>
          <table:table-cell office:value-type="string" calcext:value-type="string">
            <text:p>GE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8932" calcext:value-type="float">
            <text:p>8932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3" calcext:value-type="float">
            <text:p>3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8933" calcext:value-type="float">
            <text:p>8933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MITTE</text:p>
          </table:table-cell>
          <table:table-cell office:value-type="string" calcext:value-type="string">
            <text:p>GEs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8934" calcext:value-type="float">
            <text:p>8934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FALS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MITTE</text:p>
          </table:table-cell>
          <table:table-cell office:value-type="string" calcext:value-type="string">
            <text:p>GEs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FALSE</text:p>
          </table:table-cell>
          <table:table-cell table:number-columns-repeated="5" office:value-type="string" calcext:value-type="string">
            <text:p>NA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8935" calcext:value-type="float">
            <text:p>8935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8936" calcext:value-type="float">
            <text:p>8936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FALSE</text:p>
          </table:table-cell>
          <table:table-cell table:number-columns-repeated="5"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5"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MITTE</text:p>
          </table:table-cell>
          <table:table-cell office:value-type="string" calcext:value-type="string">
            <text:p>GEs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FALSE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8937" calcext:value-type="float">
            <text:p>8937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8938" calcext:value-type="float">
            <text:p>8938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FALSE</text:p>
          </table:table-cell>
          <table:table-cell table:number-columns-repeated="7" office:value-type="string" calcext:value-type="string">
            <text:p>NA</text:p>
          </table:table-cell>
          <table:table-cell office:value-type="string" calcext:value-type="string">
            <text:p>keine Blätter</text:p>
          </table:table-cell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8939" calcext:value-type="float">
            <text:p>8939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MITTE</text:p>
          </table:table-cell>
          <table:table-cell office:value-type="string" calcext:value-type="string">
            <text:p>GEs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8940" calcext:value-type="float">
            <text:p>8940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FALSE</text:p>
          </table:table-cell>
          <table:table-cell table:number-columns-repeated="5" office:value-type="string" calcext:value-type="string">
            <text:p>NA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5"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8941" calcext:value-type="float">
            <text:p>8941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FALSE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A</text:p>
          </table:table-cell>
          <table:table-cell/>
          <table:table-cell table:number-columns-repeated="2"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number-columns-repeated="3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8942" calcext:value-type="float">
            <text:p>8942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MITTE</text:p>
          </table:table-cell>
          <table:table-cell office:value-type="string" calcext:value-type="string">
            <text:p>GEs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8943" calcext:value-type="float">
            <text:p>8943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MITTE</text:p>
          </table:table-cell>
          <table:table-cell office:value-type="string" calcext:value-type="string">
            <text:p>GEs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FALSE</text:p>
          </table:table-cell>
          <table:table-cell table:number-columns-repeated="5" office:value-type="string" calcext:value-type="string">
            <text:p>NA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3" calcext:value-type="float">
            <text:p>3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8944" calcext:value-type="float">
            <text:p>8944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FALSE</text:p>
          </table:table-cell>
          <table:table-cell table:number-columns-repeated="5"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/>
          <table:table-cell table:number-columns-repeated="5"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8945" calcext:value-type="float">
            <text:p>8945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8946" calcext:value-type="float">
            <text:p>8946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MITTE</text:p>
          </table:table-cell>
          <table:table-cell office:value-type="string" calcext:value-type="string">
            <text:p>GEs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FALS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8947" calcext:value-type="float">
            <text:p>8947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8948" calcext:value-type="float">
            <text:p>8948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FALSE</text:p>
          </table:table-cell>
          <table:table-cell table:number-columns-repeated="7" office:value-type="string" calcext:value-type="string">
            <text:p>NA</text:p>
          </table:table-cell>
          <table:table-cell office:value-type="string" calcext:value-type="string">
            <text:p>keine Blätter</text:p>
          </table:table-cell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MITTE</text:p>
          </table:table-cell>
          <table:table-cell office:value-type="string" calcext:value-type="string">
            <text:p>GE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8949" calcext:value-type="float">
            <text:p>8949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FALS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MITTE</text:p>
          </table:table-cell>
          <table:table-cell office:value-type="string" calcext:value-type="string">
            <text:p>GE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FALSE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4"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8950" calcext:value-type="float">
            <text:p>8950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MITTE</text:p>
          </table:table-cell>
          <table:table-cell office:value-type="string" calcext:value-type="string">
            <text:p>GEs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8951" calcext:value-type="float">
            <text:p>8951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5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/>
          <table:table-cell table:number-columns-repeated="5"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8952" calcext:value-type="float">
            <text:p>8952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3" calcext:value-type="float">
            <text:p>3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8953" calcext:value-type="float">
            <text:p>8953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MITTE</text:p>
          </table:table-cell>
          <table:table-cell office:value-type="string" calcext:value-type="string">
            <text:p>GE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3" calcext:value-type="float">
            <text:p>3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8954" calcext:value-type="float">
            <text:p>8954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3" calcext:value-type="float">
            <text:p>3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8955" calcext:value-type="float">
            <text:p>8955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3" calcext:value-type="float">
            <text:p>3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8956" calcext:value-type="float">
            <text:p>8956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MITTE</text:p>
          </table:table-cell>
          <table:table-cell office:value-type="string" calcext:value-type="string">
            <text:p>GE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3">
          <table:table-cell office:value-type="float" office:value="8957" calcext:value-type="float">
            <text:p>8957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il des Buchenstammes verdeckt den Plot</text:p>
          </table:table-cell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MITTE</text:p>
          </table:table-cell>
          <table:table-cell office:value-type="string" calcext:value-type="string">
            <text:p>GE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8958" calcext:value-type="float">
            <text:p>8958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MITTE</text:p>
          </table:table-cell>
          <table:table-cell office:value-type="string" calcext:value-type="string">
            <text:p>GEs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8959" calcext:value-type="float">
            <text:p>8959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8960" calcext:value-type="float">
            <text:p>8960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8961" calcext:value-type="float">
            <text:p>8961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8962" calcext:value-type="float">
            <text:p>8962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3" calcext:value-type="float">
            <text:p>3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8963" calcext:value-type="float">
            <text:p>8963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8964" calcext:value-type="float">
            <text:p>8964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MITTE</text:p>
          </table:table-cell>
          <table:table-cell office:value-type="string" calcext:value-type="string">
            <text:p>GE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8965" calcext:value-type="float">
            <text:p>8965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MITTE</text:p>
          </table:table-cell>
          <table:table-cell office:value-type="string" calcext:value-type="string">
            <text:p>GEs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8966" calcext:value-type="float">
            <text:p>8966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MITTE</text:p>
          </table:table-cell>
          <table:table-cell office:value-type="string" calcext:value-type="string">
            <text:p>GE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3" calcext:value-type="float">
            <text:p>3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8967" calcext:value-type="float">
            <text:p>8967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3" calcext:value-type="float">
            <text:p>3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8968" calcext:value-type="float">
            <text:p>8968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8969" calcext:value-type="float">
            <text:p>8969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8970" calcext:value-type="float">
            <text:p>8970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FALSE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3" calcext:value-type="float">
            <text:p>3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MITTE</text:p>
          </table:table-cell>
          <table:table-cell office:value-type="string" calcext:value-type="string">
            <text:p>GEs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3" calcext:value-type="float">
            <text:p>3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8971" calcext:value-type="float">
            <text:p>8971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MITTE</text:p>
          </table:table-cell>
          <table:table-cell office:value-type="string" calcext:value-type="string">
            <text:p>GEs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8972" calcext:value-type="float">
            <text:p>8972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FALSE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4"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MITTE</text:p>
          </table:table-cell>
          <table:table-cell office:value-type="string" calcext:value-type="string">
            <text:p>GEs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8973" calcext:value-type="float">
            <text:p>8973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3" calcext:value-type="float">
            <text:p>3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8974" calcext:value-type="float">
            <text:p>8974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8975" calcext:value-type="float">
            <text:p>8975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8976" calcext:value-type="float">
            <text:p>8976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8977" calcext:value-type="float">
            <text:p>8977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NA</text:p>
          </table:table-cell>
          <table:table-cell office:value-type="float" office:value="3" calcext:value-type="float">
            <text:p>3</text:p>
          </table:table-cell>
          <table:table-cell/>
          <table:table-cell table:style-name="ce2" office:value-type="string" calcext:value-type="string">
            <text:p>TRUE</text:p>
          </table:table-cell>
          <table:table-cell table:number-columns-repeated="5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MITTE</text:p>
          </table:table-cell>
          <table:table-cell office:value-type="string" calcext:value-type="string">
            <text:p>GEs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7" office:value-type="string" calcext:value-type="string">
            <text:p>NA</text:p>
          </table:table-cell>
          <table:table-cell office:value-type="string" calcext:value-type="string">
            <text:p>Keine Blätter</text:p>
          </table:table-cell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8978" calcext:value-type="float">
            <text:p>8978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8979" calcext:value-type="float">
            <text:p>8979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3" calcext:value-type="float">
            <text:p>3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3" calcext:value-type="float">
            <text:p>3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MITTE</text:p>
          </table:table-cell>
          <table:table-cell office:value-type="string" calcext:value-type="string">
            <text:p>GEs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8980" calcext:value-type="float">
            <text:p>8980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3" calcext:value-type="float">
            <text:p>3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3" calcext:value-type="float">
            <text:p>3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FALSE</text:p>
          </table:table-cell>
          <table:table-cell table:number-columns-repeated="5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MITTE</text:p>
          </table:table-cell>
          <table:table-cell office:value-type="string" calcext:value-type="string">
            <text:p>GE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8981" calcext:value-type="float">
            <text:p>8981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8982" calcext:value-type="float">
            <text:p>8982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8983" calcext:value-type="float">
            <text:p>8983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8984" calcext:value-type="float">
            <text:p>8984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MITTE</text:p>
          </table:table-cell>
          <table:table-cell office:value-type="string" calcext:value-type="string">
            <text:p>GE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8985" calcext:value-type="float">
            <text:p>8985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8986" calcext:value-type="float">
            <text:p>8986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8987" calcext:value-type="float">
            <text:p>8987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MITTE</text:p>
          </table:table-cell>
          <table:table-cell office:value-type="string" calcext:value-type="string">
            <text:p>GE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8988" calcext:value-type="float">
            <text:p>8988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8989" calcext:value-type="float">
            <text:p>8989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8990" calcext:value-type="float">
            <text:p>8990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8991" calcext:value-type="float">
            <text:p>8991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8992" calcext:value-type="float">
            <text:p>8992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8993" calcext:value-type="float">
            <text:p>8993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8994" calcext:value-type="float">
            <text:p>8994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8995" calcext:value-type="float">
            <text:p>8995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8996" calcext:value-type="float">
            <text:p>8996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8997" calcext:value-type="float">
            <text:p>8997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8998" calcext:value-type="float">
            <text:p>8998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MITTE</text:p>
          </table:table-cell>
          <table:table-cell office:value-type="string" calcext:value-type="string">
            <text:p>GE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NA</text:p>
          </table:table-cell>
          <table:table-cell/>
          <table:table-cell table:style-name="ce2" office:value-type="string" calcext:value-type="string">
            <text:p>TRUE</text:p>
          </table:table-cell>
          <table:table-cell table:number-columns-repeated="5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8999" calcext:value-type="float">
            <text:p>8999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MITTE</text:p>
          </table:table-cell>
          <table:table-cell office:value-type="string" calcext:value-type="string">
            <text:p>GEs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9000" calcext:value-type="float">
            <text:p>9000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MITTE</text:p>
          </table:table-cell>
          <table:table-cell office:value-type="string" calcext:value-type="string">
            <text:p>GE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9001" calcext:value-type="float">
            <text:p>9001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MITTE</text:p>
          </table:table-cell>
          <table:table-cell office:value-type="string" calcext:value-type="string">
            <text:p>GEs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9002" calcext:value-type="float">
            <text:p>9002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9003" calcext:value-type="float">
            <text:p>9003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9004" calcext:value-type="float">
            <text:p>9004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9005" calcext:value-type="float">
            <text:p>9005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MITTE</text:p>
          </table:table-cell>
          <table:table-cell office:value-type="string" calcext:value-type="string">
            <text:p>GE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9006" calcext:value-type="float">
            <text:p>9006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MITTE</text:p>
          </table:table-cell>
          <table:table-cell office:value-type="string" calcext:value-type="string">
            <text:p>GE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9007" calcext:value-type="float">
            <text:p>9007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9008" calcext:value-type="float">
            <text:p>9008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9009" calcext:value-type="float">
            <text:p>9009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3" calcext:value-type="float">
            <text:p>3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9010" calcext:value-type="float">
            <text:p>9010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MITTE</text:p>
          </table:table-cell>
          <table:table-cell office:value-type="string" calcext:value-type="string">
            <text:p>GEs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9011" calcext:value-type="float">
            <text:p>9011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MITTE</text:p>
          </table:table-cell>
          <table:table-cell office:value-type="string" calcext:value-type="string">
            <text:p>GEs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FALSE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number-columns-repeated="3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9012" calcext:value-type="float">
            <text:p>9012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MITTE</text:p>
          </table:table-cell>
          <table:table-cell office:value-type="string" calcext:value-type="string">
            <text:p>GEs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3" calcext:value-type="float">
            <text:p>3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9013" calcext:value-type="float">
            <text:p>9013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3" calcext:value-type="float">
            <text:p>3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3" calcext:value-type="float">
            <text:p>3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FALSE</text:p>
          </table:table-cell>
          <table:table-cell table:number-columns-repeated="5" office:value-type="string" calcext:value-type="string">
            <text:p>NA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9015" calcext:value-type="float">
            <text:p>9015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9016" calcext:value-type="float">
            <text:p>9016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9017" calcext:value-type="float">
            <text:p>9017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8701" calcext:value-type="float">
            <text:p>8701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MITTE</text:p>
          </table:table-cell>
          <table:table-cell office:value-type="string" calcext:value-type="string">
            <text:p>GEs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8702" calcext:value-type="float">
            <text:p>8702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8703" calcext:value-type="float">
            <text:p>8703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FALS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MITTE</text:p>
          </table:table-cell>
          <table:table-cell office:value-type="string" calcext:value-type="string">
            <text:p>GEs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8704" calcext:value-type="float">
            <text:p>8704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MITTE</text:p>
          </table:table-cell>
          <table:table-cell office:value-type="string" calcext:value-type="string">
            <text:p>GE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8705" calcext:value-type="float">
            <text:p>8705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8706" calcext:value-type="float">
            <text:p>8706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8707" calcext:value-type="float">
            <text:p>8707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MITTE</text:p>
          </table:table-cell>
          <table:table-cell office:value-type="string" calcext:value-type="string">
            <text:p>GEs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8708" calcext:value-type="float">
            <text:p>8708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MITTE</text:p>
          </table:table-cell>
          <table:table-cell office:value-type="string" calcext:value-type="string">
            <text:p>GEs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8709" calcext:value-type="float">
            <text:p>8709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FALSE</text:p>
          </table:table-cell>
          <table:table-cell table:number-columns-repeated="5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5"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MITTE</text:p>
          </table:table-cell>
          <table:table-cell office:value-type="string" calcext:value-type="string">
            <text:p>GEs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8710" calcext:value-type="float">
            <text:p>8710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8711" calcext:value-type="float">
            <text:p>8711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8712" calcext:value-type="float">
            <text:p>8712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MITTE</text:p>
          </table:table-cell>
          <table:table-cell office:value-type="string" calcext:value-type="string">
            <text:p>GEs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8713" calcext:value-type="float">
            <text:p>8713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office:value-type="string" calcext:value-type="string">
            <text:p>TRUE</text:p>
          </table:table-cell>
          <table:table-cell table:number-columns-repeated="5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8714" calcext:value-type="float">
            <text:p>8714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8715" calcext:value-type="float">
            <text:p>8715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8716" calcext:value-type="float">
            <text:p>8716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8717" calcext:value-type="float">
            <text:p>8717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MITTE</text:p>
          </table:table-cell>
          <table:table-cell office:value-type="string" calcext:value-type="string">
            <text:p>GEs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8718" calcext:value-type="float">
            <text:p>8718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8719" calcext:value-type="float">
            <text:p>8719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FALSE</text:p>
          </table:table-cell>
          <table:table-cell table:number-columns-repeated="5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5"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number-columns-repeated="1002"/>
        </table:table-row>
        <table:table-row table:style-name="ro2">
          <table:table-cell office:value-type="float" office:value="8720" calcext:value-type="float">
            <text:p>8720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3" calcext:value-type="float">
            <text:p>3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8721" calcext:value-type="float">
            <text:p>8721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8722" calcext:value-type="float">
            <text:p>8722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MITTE</text:p>
          </table:table-cell>
          <table:table-cell office:value-type="string" calcext:value-type="string">
            <text:p>GEs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8723" calcext:value-type="float">
            <text:p>8723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3" calcext:value-type="float">
            <text:p>3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8724" calcext:value-type="float">
            <text:p>8724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MITTE</text:p>
          </table:table-cell>
          <table:table-cell office:value-type="string" calcext:value-type="string">
            <text:p>GE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7" office:value-type="string" calcext:value-type="string">
            <text:p>NA</text:p>
          </table:table-cell>
          <table:table-cell office:value-type="string" calcext:value-type="string">
            <text:p>keine Blätter</text:p>
          </table:table-cell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8725" calcext:value-type="float">
            <text:p>8725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8726" calcext:value-type="float">
            <text:p>8726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8727" calcext:value-type="float">
            <text:p>8727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8728" calcext:value-type="float">
            <text:p>8728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number-columns-repeated="3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MITTE</text:p>
          </table:table-cell>
          <table:table-cell office:value-type="string" calcext:value-type="string">
            <text:p>GEs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8729" calcext:value-type="float">
            <text:p>8729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8730" calcext:value-type="float">
            <text:p>8730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MITTE</text:p>
          </table:table-cell>
          <table:table-cell office:value-type="string" calcext:value-type="string">
            <text:p>GEs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8731" calcext:value-type="float">
            <text:p>8731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8732" calcext:value-type="float">
            <text:p>8732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7" office:value-type="string" calcext:value-type="string">
            <text:p>NA</text:p>
          </table:table-cell>
          <table:table-cell office:value-type="string" calcext:value-type="string">
            <text:p>keine Blätter</text:p>
          </table:table-cell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FALSE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NA</text:p>
          </table:table-cell>
          <table:table-cell office:value-type="string" calcext:value-type="string">
            <text:p>keine Blätter</text:p>
          </table:table-cell>
          <table:table-cell table:number-columns-repeated="2"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number-columns-repeated="3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8733" calcext:value-type="float">
            <text:p>8733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7" office:value-type="string" calcext:value-type="string">
            <text:p>NA</text:p>
          </table:table-cell>
          <table:table-cell office:value-type="string" calcext:value-type="string">
            <text:p>keine Blätter</text:p>
          </table:table-cell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NA</text:p>
          </table:table-cell>
          <table:table-cell office:value-type="string" calcext:value-type="string">
            <text:p>umgeknickt</text:p>
          </table:table-cell>
          <table:table-cell table:number-columns-repeated="2"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number-columns-repeated="3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FALSE</text:p>
          </table:table-cell>
          <table:table-cell table:number-columns-repeated="5"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8734" calcext:value-type="float">
            <text:p>8734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8735" calcext:value-type="float">
            <text:p>8735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8736" calcext:value-type="float">
            <text:p>8736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8737" calcext:value-type="float">
            <text:p>8737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7" office:value-type="string" calcext:value-type="string">
            <text:p>NA</text:p>
          </table:table-cell>
          <table:table-cell office:value-type="string" calcext:value-type="string">
            <text:p>keine Blätter</text:p>
          </table:table-cell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8738" calcext:value-type="float">
            <text:p>8738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wechselt mit SO?</text:p>
          </table:table-cell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7" office:value-type="string" calcext:value-type="string">
            <text:p>NA</text:p>
          </table:table-cell>
          <table:table-cell office:value-type="string" calcext:value-type="string">
            <text:p>keine Blätter</text:p>
          </table:table-cell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MITTE</text:p>
          </table:table-cell>
          <table:table-cell office:value-type="string" calcext:value-type="string">
            <text:p>GEs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8739" calcext:value-type="float">
            <text:p>8739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7" office:value-type="string" calcext:value-type="string">
            <text:p>NA</text:p>
          </table:table-cell>
          <table:table-cell office:value-type="string" calcext:value-type="string">
            <text:p>keine Blätter</text:p>
          </table:table-cell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7" office:value-type="string" calcext:value-type="string">
            <text:p>NA</text:p>
          </table:table-cell>
          <table:table-cell office:value-type="string" calcext:value-type="string">
            <text:p>keine Blätter</text:p>
          </table:table-cell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8740" calcext:value-type="float">
            <text:p>8740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ark umgeknickt</text:p>
          </table:table-cell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8741" calcext:value-type="float">
            <text:p>8741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FALSE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8742" calcext:value-type="float">
            <text:p>8742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wechselt mit SW?</text:p>
          </table:table-cell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8743" calcext:value-type="float">
            <text:p>8743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3" calcext:value-type="float">
            <text:p>3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wechselt mit NW?</text:p>
          </table:table-cell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8744" calcext:value-type="float">
            <text:p>8744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8745" calcext:value-type="float">
            <text:p>8745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7" office:value-type="string" calcext:value-type="string">
            <text:p>NA</text:p>
          </table:table-cell>
          <table:table-cell office:value-type="string" calcext:value-type="string">
            <text:p>keine Blätter</text:p>
          </table:table-cell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7" office:value-type="string" calcext:value-type="string">
            <text:p>NA</text:p>
          </table:table-cell>
          <table:table-cell office:value-type="string" calcext:value-type="string">
            <text:p>keine Blätter</text:p>
          </table:table-cell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8746" calcext:value-type="float">
            <text:p>8746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7" office:value-type="string" calcext:value-type="string">
            <text:p>NA</text:p>
          </table:table-cell>
          <table:table-cell office:value-type="string" calcext:value-type="string">
            <text:p>keine Blätter</text:p>
          </table:table-cell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FALSE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keine Blätter</text:p>
          </table:table-cell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8747" calcext:value-type="float">
            <text:p>8747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7" office:value-type="string" calcext:value-type="string">
            <text:p>NA</text:p>
          </table:table-cell>
          <table:table-cell office:value-type="string" calcext:value-type="string">
            <text:p>keine Blätter</text:p>
          </table:table-cell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7" office:value-type="string" calcext:value-type="string">
            <text:p>NA</text:p>
          </table:table-cell>
          <table:table-cell office:value-type="string" calcext:value-type="string">
            <text:p>keine Blätter</text:p>
          </table:table-cell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7" office:value-type="string" calcext:value-type="string">
            <text:p>NA</text:p>
          </table:table-cell>
          <table:table-cell office:value-type="string" calcext:value-type="string">
            <text:p>keine Blätter</text:p>
          </table:table-cell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NA</text:p>
          </table:table-cell>
          <table:table-cell/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number-columns-repeated="4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8748" calcext:value-type="float">
            <text:p>8748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7" office:value-type="string" calcext:value-type="string">
            <text:p>NA</text:p>
          </table:table-cell>
          <table:table-cell office:value-type="string" calcext:value-type="string">
            <text:p>keine Blätter</text:p>
          </table:table-cell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A</text:p>
          </table:table-cell>
          <table:table-cell/>
          <table:table-cell table:number-columns-repeated="3"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number-columns-repeated="2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8749" calcext:value-type="float">
            <text:p>8749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8750" calcext:value-type="float">
            <text:p>8750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NA</text:p>
          </table:table-cell>
          <table:table-cell office:value-type="string" calcext:value-type="string">
            <text:p>keine Blätter</text:p>
          </table:table-cell>
          <table:table-cell table:number-columns-repeated="2"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number-columns-repeated="3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7" office:value-type="string" calcext:value-type="string">
            <text:p>NA</text:p>
          </table:table-cell>
          <table:table-cell office:value-type="string" calcext:value-type="string">
            <text:p>keine Blätter</text:p>
          </table:table-cell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7" office:value-type="string" calcext:value-type="string">
            <text:p>NA</text:p>
          </table:table-cell>
          <table:table-cell office:value-type="string" calcext:value-type="string">
            <text:p>keine Blätter</text:p>
          </table:table-cell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FALSE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keine Blätter</text:p>
          </table:table-cell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8751" calcext:value-type="float">
            <text:p>8751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FALSE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keine Blätter</text:p>
          </table:table-cell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FALSE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/>
          <table:table-cell table:number-columns-repeated="2"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number-columns-repeated="3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string" calcext:value-type="string">
            <text:p>NA</text:p>
          </table:table-cell>
          <table:table-cell/>
          <table:table-cell table:style-name="ce2" office:value-type="string" calcext:value-type="string">
            <text:p>TRUE</text:p>
          </table:table-cell>
          <table:table-cell table:number-columns-repeated="5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8752" calcext:value-type="float">
            <text:p>8752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NA</text:p>
          </table:table-cell>
          <table:table-cell/>
          <table:table-cell table:number-columns-repeated="2"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number-columns-repeated="3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8753" calcext:value-type="float">
            <text:p>8753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NA</text:p>
          </table:table-cell>
          <table:table-cell/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number-columns-repeated="4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8754" calcext:value-type="float">
            <text:p>8754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8755" calcext:value-type="float">
            <text:p>8755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8756" calcext:value-type="float">
            <text:p>8756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8757" calcext:value-type="float">
            <text:p>8757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FALS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8758" calcext:value-type="float">
            <text:p>8758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8759" calcext:value-type="float">
            <text:p>8759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8760" calcext:value-type="float">
            <text:p>8760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8761" calcext:value-type="float">
            <text:p>8761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8762" calcext:value-type="float">
            <text:p>8762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FALS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8763" calcext:value-type="float">
            <text:p>8763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FALSE</text:p>
          </table:table-cell>
          <table:table-cell table:number-columns-repeated="5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8764" calcext:value-type="float">
            <text:p>8764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NA</text:p>
          </table:table-cell>
          <table:table-cell/>
          <table:table-cell table:style-name="ce2" office:value-type="string" calcext:value-type="string">
            <text:p>TRUE</text:p>
          </table:table-cell>
          <table:table-cell table:number-columns-repeated="5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8765" calcext:value-type="float">
            <text:p>8765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8766" calcext:value-type="float">
            <text:p>8766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8767" calcext:value-type="float">
            <text:p>8767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FALS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8769" calcext:value-type="float">
            <text:p>8769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8770" calcext:value-type="float">
            <text:p>8770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8771" calcext:value-type="float">
            <text:p>8771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8772" calcext:value-type="float">
            <text:p>8772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FALS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FALSE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NA</text:p>
          </table:table-cell>
          <table:table-cell/>
          <table:table-cell table:number-columns-repeated="2"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number-columns-repeated="3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8773" calcext:value-type="float">
            <text:p>8773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A</text:p>
          </table:table-cell>
          <table:table-cell/>
          <table:table-cell table:number-columns-repeated="3"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number-columns-repeated="2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8774" calcext:value-type="float">
            <text:p>8774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8775" calcext:value-type="float">
            <text:p>8775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8776" calcext:value-type="float">
            <text:p>8776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8777" calcext:value-type="float">
            <text:p>8777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8778" calcext:value-type="float">
            <text:p>8778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8779" calcext:value-type="float">
            <text:p>8779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8781" calcext:value-type="float">
            <text:p>8781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FALSE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8782" calcext:value-type="float">
            <text:p>8782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FALS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A</text:p>
          </table:table-cell>
          <table:table-cell/>
          <table:table-cell table:number-columns-repeated="3"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number-columns-repeated="2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8783" calcext:value-type="float">
            <text:p>8783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7" office:value-type="string" calcext:value-type="string">
            <text:p>NA</text:p>
          </table:table-cell>
          <table:table-cell office:value-type="string" calcext:value-type="string">
            <text:p>angekrazt</text:p>
          </table:table-cell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</text:p>
          </table:table-cell>
          <table:table-cell/>
          <table:table-cell table:number-columns-repeated="4"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A</text:p>
          </table:table-cell>
          <table:table-cell/>
          <table:table-cell table:number-columns-repeated="3"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number-columns-repeated="2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8784" calcext:value-type="float">
            <text:p>8784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8785" calcext:value-type="float">
            <text:p>8785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8786" calcext:value-type="float">
            <text:p>8786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NA</text:p>
          </table:table-cell>
          <table:table-cell office:value-type="string" calcext:value-type="string">
            <text:p>ets?</text:p>
          </table:table-cell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8787" calcext:value-type="float">
            <text:p>8787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8788" calcext:value-type="float">
            <text:p>8788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8789" calcext:value-type="float">
            <text:p>8789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FALS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8790" calcext:value-type="float">
            <text:p>8790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8791" calcext:value-type="float">
            <text:p>8791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FALSE</text:p>
          </table:table-cell>
          <table:table-cell table:number-columns-repeated="5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8792" calcext:value-type="float">
            <text:p>8792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FALSE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A</text:p>
          </table:table-cell>
          <table:table-cell/>
          <table:table-cell table:number-columns-repeated="3"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number-columns-repeated="2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FALSE</text:p>
          </table:table-cell>
          <table:table-cell table:number-columns-repeated="7" office:value-type="string" calcext:value-type="string">
            <text:p>NA</text:p>
          </table:table-cell>
          <table:table-cell office:value-type="string" calcext:value-type="string">
            <text:p>kriechend</text:p>
          </table:table-cell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8793" calcext:value-type="float">
            <text:p>8793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A</text:p>
          </table:table-cell>
          <table:table-cell/>
          <table:table-cell table:number-columns-repeated="3"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number-columns-repeated="2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string" calcext:value-type="string">
            <text:p>NA</text:p>
          </table:table-cell>
          <table:table-cell office:value-type="string" calcext:value-type="string">
            <text:p>lebt bis 3 cm </text:p>
          </table:table-cell>
          <table:table-cell table:style-name="ce2" office:value-type="string" calcext:value-type="string">
            <text:p>TRUE</text:p>
          </table:table-cell>
          <table:table-cell table:number-columns-repeated="5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RBu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7" office:value-type="string" calcext:value-type="string">
            <text:p>NA</text:p>
          </table:table-cell>
          <table:table-cell office:value-type="string" calcext:value-type="string">
            <text:p>kriechend</text:p>
          </table:table-cell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8794" calcext:value-type="float">
            <text:p>8794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8796" calcext:value-type="float">
            <text:p>8796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A</text:p>
          </table:table-cell>
          <table:table-cell/>
          <table:table-cell table:number-columns-repeated="3"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number-columns-repeated="2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8797" calcext:value-type="float">
            <text:p>8797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FALSE</text:p>
          </table:table-cell>
          <table:table-cell table:number-columns-repeated="5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/>
          <table:table-cell table:number-columns-repeated="5"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FALS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8798" calcext:value-type="float">
            <text:p>8798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FALSE</text:p>
          </table:table-cell>
          <table:table-cell table:number-columns-repeated="5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umgefahren</text:p>
          </table:table-cell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FALSE</text:p>
          </table:table-cell>
          <table:table-cell table:number-columns-repeated="5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FALSE</text:p>
          </table:table-cell>
          <table:table-cell table:number-columns-repeated="5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FALS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8799" calcext:value-type="float">
            <text:p>8799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7" office:value-type="string" calcext:value-type="string">
            <text:p>NA</text:p>
          </table:table-cell>
          <table:table-cell office:value-type="string" calcext:value-type="string">
            <text:p>leicht angenagt</text:p>
          </table:table-cell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8800" calcext:value-type="float">
            <text:p>8800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8801" calcext:value-type="float">
            <text:p>8801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3">
          <table:table-cell office:value-type="float" office:value="8802" calcext:value-type="float">
            <text:p>8802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7" office:value-type="string" calcext:value-type="string">
            <text:p>NA</text:p>
          </table:table-cell>
          <table:table-cell office:value-type="string" calcext:value-type="string">
            <text:p>es wurde kurz auf die Fläche gefahren</text:p>
          </table:table-cell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FALS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8803" calcext:value-type="float">
            <text:p>8803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FALSE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A</text:p>
          </table:table-cell>
          <table:table-cell/>
          <table:table-cell table:number-columns-repeated="3"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number-columns-repeated="2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A</text:p>
          </table:table-cell>
          <table:table-cell/>
          <table:table-cell table:number-columns-repeated="3"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number-columns-repeated="2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8804" calcext:value-type="float">
            <text:p>8804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FALS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string" calcext:value-type="string">
            <text:p>NA</text:p>
          </table:table-cell>
          <table:table-cell/>
          <table:table-cell table:style-name="ce2" office:value-type="string" calcext:value-type="string">
            <text:p>TRUE</text:p>
          </table:table-cell>
          <table:table-cell table:number-columns-repeated="5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FALSE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t angenagt</text:p>
          </table:table-cell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8805" calcext:value-type="float">
            <text:p>8805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8806" calcext:value-type="float">
            <text:p>8806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NA</text:p>
          </table:table-cell>
          <table:table-cell/>
          <table:table-cell table:number-columns-repeated="2"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number-columns-repeated="3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8807" calcext:value-type="float">
            <text:p>8807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NA</text:p>
          </table:table-cell>
          <table:table-cell/>
          <table:table-cell table:style-name="ce2" office:value-type="string" calcext:value-type="string">
            <text:p>TRUE</text:p>
          </table:table-cell>
          <table:table-cell table:number-columns-repeated="5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8808" calcext:value-type="float">
            <text:p>8808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8809" calcext:value-type="float">
            <text:p>8809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3">
          <table:table-cell office:value-type="float" office:value="8810" calcext:value-type="float">
            <text:p>8810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NA</text:p>
          </table:table-cell>
          <table:table-cell office:value-type="string" calcext:value-type="string">
            <text:p>grüne Höhe 6cm, viele frisch tote Eschen</text:p>
          </table:table-cell>
          <table:table-cell table:style-name="ce2" office:value-type="string" calcext:value-type="string">
            <text:p>TRUE</text:p>
          </table:table-cell>
          <table:table-cell table:number-columns-repeated="5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FALS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8811" calcext:value-type="float">
            <text:p>8811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FALSE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8812" calcext:value-type="float">
            <text:p>8812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FALSE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FALSE</text:p>
          </table:table-cell>
          <table:table-cell table:number-columns-repeated="5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/>
          <table:table-cell table:number-columns-repeated="5"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NA</text:p>
          </table:table-cell>
          <table:table-cell/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number-columns-repeated="4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FALSE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8813" calcext:value-type="float">
            <text:p>8813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FALSE</text:p>
          </table:table-cell>
          <table:table-cell table:number-columns-repeated="5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8814" calcext:value-type="float">
            <text:p>8814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7" office:value-type="string" calcext:value-type="string">
            <text:p>NA</text:p>
          </table:table-cell>
          <table:table-cell office:value-type="string" calcext:value-type="string">
            <text:p>matschig</text:p>
          </table:table-cell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FALS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FALSE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leicht ausgegraben</text:p>
          </table:table-cell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8815" calcext:value-type="float">
            <text:p>8815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FALSE</text:p>
          </table:table-cell>
          <table:table-cell table:number-columns-repeated="7" office:value-type="string" calcext:value-type="string">
            <text:p>NA</text:p>
          </table:table-cell>
          <table:table-cell office:value-type="string" calcext:value-type="string">
            <text:p>stark umgeknickt</text:p>
          </table:table-cell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FALSE</text:p>
          </table:table-cell>
          <table:table-cell table:number-columns-repeated="5" office:value-type="string" calcext:value-type="string">
            <text:p>NA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FALSE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4"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MITTE</text:p>
          </table:table-cell>
          <table:table-cell office:value-type="string" calcext:value-type="string">
            <text:p>GEs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FALSE</text:p>
          </table:table-cell>
          <table:table-cell table:number-columns-repeated="5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MITTE</text:p>
          </table:table-cell>
          <table:table-cell office:value-type="string" calcext:value-type="string">
            <text:p>GEs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FALSE</text:p>
          </table:table-cell>
          <table:table-cell table:number-columns-repeated="5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FALSE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number-columns-repeated="2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number-columns-repeated="4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FALSE</text:p>
          </table:table-cell>
          <table:table-cell table:number-columns-repeated="5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MITTE</text:p>
          </table:table-cell>
          <table:table-cell office:value-type="string" calcext:value-type="string">
            <text:p>GEs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FALSE</text:p>
          </table:table-cell>
          <table:table-cell table:number-columns-repeated="5" office:value-type="string" calcext:value-type="string">
            <text:p>NA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MITTE</text:p>
          </table:table-cell>
          <table:table-cell office:value-type="string" calcext:value-type="string">
            <text:p>GE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MITTE</text:p>
          </table:table-cell>
          <table:table-cell office:value-type="string" calcext:value-type="string">
            <text:p>GE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MITTE</text:p>
          </table:table-cell>
          <table:table-cell office:value-type="string" calcext:value-type="string">
            <text:p>GEs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FALSE</text:p>
          </table:table-cell>
          <table:table-cell table:number-columns-repeated="5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FALSE</text:p>
          </table:table-cell>
          <table:table-cell table:number-columns-repeated="5"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18" calcext:value-type="float">
            <text:p>18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MITTE</text:p>
          </table:table-cell>
          <table:table-cell office:value-type="string" calcext:value-type="string">
            <text:p>GE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19" calcext:value-type="float">
            <text:p>19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20" calcext:value-type="float">
            <text:p>20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21" calcext:value-type="float">
            <text:p>21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22" calcext:value-type="float">
            <text:p>22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MITTE</text:p>
          </table:table-cell>
          <table:table-cell office:value-type="string" calcext:value-type="string">
            <text:p>GEs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23" calcext:value-type="float">
            <text:p>23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24" calcext:value-type="float">
            <text:p>24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MITTE</text:p>
          </table:table-cell>
          <table:table-cell office:value-type="string" calcext:value-type="string">
            <text:p>GEs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25" calcext:value-type="float">
            <text:p>25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FALSE</text:p>
          </table:table-cell>
          <table:table-cell table:number-columns-repeated="5" office:value-type="string" calcext:value-type="string">
            <text:p>NA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FALSE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26" calcext:value-type="float">
            <text:p>26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MITTE</text:p>
          </table:table-cell>
          <table:table-cell office:value-type="string" calcext:value-type="string">
            <text:p>GE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FALSE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27" calcext:value-type="float">
            <text:p>27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28" calcext:value-type="float">
            <text:p>28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MITTE</text:p>
          </table:table-cell>
          <table:table-cell office:value-type="string" calcext:value-type="string">
            <text:p>GE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29" calcext:value-type="float">
            <text:p>29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FALSE</text:p>
          </table:table-cell>
          <table:table-cell table:number-columns-repeated="5" office:value-type="string" calcext:value-type="string">
            <text:p>NA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43" calcext:value-type="float">
            <text:p>43</text:p>
          </table:table-cell>
          <table:table-cell office:value-type="float" office:value="7" calcext:value-type="float">
            <text:p>7</text:p>
          </table:table-cell>
          <table:table-cell table:style-name="ce2" office:value-type="string" calcext:value-type="string">
            <text:p>FALSE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30" calcext:value-type="float">
            <text:p>30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4"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MITTE</text:p>
          </table:table-cell>
          <table:table-cell office:value-type="string" calcext:value-type="string">
            <text:p>GEs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FALSE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59" calcext:value-type="float">
            <text:p>59</text:p>
          </table:table-cell>
          <table:table-cell office:value-type="float" office:value="15" calcext:value-type="float">
            <text:p>15</text:p>
          </table:table-cell>
          <table:table-cell table:style-name="ce2"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31" calcext:value-type="float">
            <text:p>31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MITTE</text:p>
          </table:table-cell>
          <table:table-cell office:value-type="string" calcext:value-type="string">
            <text:p>GE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33" calcext:value-type="float">
            <text:p>33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34" calcext:value-type="float">
            <text:p>34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35" calcext:value-type="float">
            <text:p>35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FALSE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36" calcext:value-type="float">
            <text:p>36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37" calcext:value-type="float">
            <text:p>37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2" office:value-type="string" calcext:value-type="string">
            <text:p>FALSE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</text:p>
          </table:table-cell>
          <table:table-cell/>
          <table:table-cell table:number-columns-repeated="4"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38" calcext:value-type="float">
            <text:p>38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MITTE</text:p>
          </table:table-cell>
          <table:table-cell office:value-type="string" calcext:value-type="string">
            <text:p>GE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39" calcext:value-type="float">
            <text:p>39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MITTE</text:p>
          </table:table-cell>
          <table:table-cell office:value-type="string" calcext:value-type="string">
            <text:p>GEs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FALSE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40" calcext:value-type="float">
            <text:p>40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FALSE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41" calcext:value-type="float">
            <text:p>41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MITTE</text:p>
          </table:table-cell>
          <table:table-cell office:value-type="string" calcext:value-type="string">
            <text:p>GEs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42" calcext:value-type="float">
            <text:p>42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43" calcext:value-type="float">
            <text:p>43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FALSE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44" calcext:value-type="float">
            <text:p>44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45" calcext:value-type="float">
            <text:p>45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FALSE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Galle/ Krebs</text:p>
          </table:table-cell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46" calcext:value-type="float">
            <text:p>46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47" calcext:value-type="float">
            <text:p>47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48" calcext:value-type="float">
            <text:p>48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49" calcext:value-type="float">
            <text:p>49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table:style-name="ce2" office:value-type="string" calcext:value-type="string">
            <text:p>FALSE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Krebs/Galle</text:p>
          </table:table-cell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FALSE</text:p>
          </table:table-cell>
          <table:table-cell table:number-columns-repeated="3" office:value-type="string" calcext:value-type="string">
            <text:p>N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number-columns-repeated="2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FALSE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5"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number-columns-repeated="1002"/>
        </table:table-row>
        <table:table-row table:style-name="ro2">
          <table:table-cell office:value-type="float" office:value="50" calcext:value-type="float">
            <text:p>50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table:style-name="ce2" office:value-type="string" calcext:value-type="string">
            <text:p>FALSE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Krebs</text:p>
          </table:table-cell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51" calcext:value-type="float">
            <text:p>51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MITTE</text:p>
          </table:table-cell>
          <table:table-cell office:value-type="string" calcext:value-type="string">
            <text:p>GEs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FALSE</text:p>
          </table:table-cell>
          <table:table-cell table:number-columns-repeated="5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Krebs</text:p>
          </table:table-cell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52" calcext:value-type="float">
            <text:p>52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53" calcext:value-type="float">
            <text:p>53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FALSE</text:p>
          </table:table-cell>
          <table:table-cell table:number-columns-repeated="5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Krebs die Blätter auch</text:p>
          </table:table-cell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54" calcext:value-type="float">
            <text:p>54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55" calcext:value-type="float">
            <text:p>55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FALSE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56" calcext:value-type="float">
            <text:p>56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MITTE</text:p>
          </table:table-cell>
          <table:table-cell office:value-type="string" calcext:value-type="string">
            <text:p>GEs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FALSE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57" calcext:value-type="float">
            <text:p>57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3" calcext:value-type="float">
            <text:p>3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58" calcext:value-type="float">
            <text:p>58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MITTE</text:p>
          </table:table-cell>
          <table:table-cell office:value-type="string" calcext:value-type="string">
            <text:p>GEs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59" calcext:value-type="float">
            <text:p>59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FALSE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ein <text:s/>Fehler</text:p>
          </table:table-cell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60" calcext:value-type="float">
            <text:p>60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FALSE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48" calcext:value-type="float">
            <text:p>48</text:p>
          </table:table-cell>
          <table:table-cell office:value-type="float" office:value="8" calcext:value-type="float">
            <text:p>8</text:p>
          </table:table-cell>
          <table:table-cell table:style-name="ce2" office:value-type="string" calcext:value-type="string">
            <text:p>FALSE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Krebs</text:p>
          </table:table-cell>
          <table:table-cell table:number-columns-repeated="2"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number-columns-repeated="3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MITTE</text:p>
          </table:table-cell>
          <table:table-cell office:value-type="string" calcext:value-type="string">
            <text:p>GEs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FALSE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number-columns-repeated="2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FALSE</text:p>
          </table:table-cell>
          <table:table-cell table:number-columns-repeated="4" office:value-type="string" calcext:value-type="string">
            <text:p>NA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number-columns-repeated="4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63" calcext:value-type="float">
            <text:p>63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MITTE</text:p>
          </table:table-cell>
          <table:table-cell office:value-type="string" calcext:value-type="string">
            <text:p>GE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64" calcext:value-type="float">
            <text:p>64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table:style-name="ce2" office:value-type="string" calcext:value-type="string">
            <text:p>FALSE</text:p>
          </table:table-cell>
          <table:table-cell table:number-columns-repeated="3" office:value-type="string" calcext:value-type="string">
            <text:p>N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MITTE</text:p>
          </table:table-cell>
          <table:table-cell office:value-type="string" calcext:value-type="string">
            <text:p>GEs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table:style-name="ce2" office:value-type="string" calcext:value-type="string">
            <text:p>FALSE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rebs</text:p>
          </table:table-cell>
          <table:table-cell table:number-columns-repeated="4"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66" calcext:value-type="float">
            <text:p>66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67" calcext:value-type="float">
            <text:p>67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68" calcext:value-type="float">
            <text:p>68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FALSE</text:p>
          </table:table-cell>
          <table:table-cell table:number-columns-repeated="5" office:value-type="string" calcext:value-type="string">
            <text:p>N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Krebs</text:p>
          </table:table-cell>
          <table:table-cell table:number-columns-repeated="5"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number-columns-repeated="1002"/>
        </table:table-row>
        <table:table-row table:style-name="ro2">
          <table:table-cell office:value-type="float" office:value="69" calcext:value-type="float">
            <text:p>69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38" calcext:value-type="float">
            <text:p>38</text:p>
          </table:table-cell>
          <table:table-cell office:value-type="float" office:value="9" calcext:value-type="float">
            <text:p>9</text:p>
          </table:table-cell>
          <table:table-cell table:style-name="ce2" office:value-type="string" calcext:value-type="string">
            <text:p>FALSE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70" calcext:value-type="float">
            <text:p>70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FALSE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number-columns-repeated="4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71" calcext:value-type="float">
            <text:p>71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FALSE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FALSE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72" calcext:value-type="float">
            <text:p>72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73" calcext:value-type="float">
            <text:p>73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74" calcext:value-type="float">
            <text:p>74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table:style-name="ce2" office:value-type="string" calcext:value-type="string">
            <text:p>FALSE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4"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37" calcext:value-type="float">
            <text:p>37</text:p>
          </table:table-cell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FALSE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75" calcext:value-type="float">
            <text:p>75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MITTE</text:p>
          </table:table-cell>
          <table:table-cell office:value-type="string" calcext:value-type="string">
            <text:p>GE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76" calcext:value-type="float">
            <text:p>76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5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rebs</text:p>
          </table:table-cell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77" calcext:value-type="float">
            <text:p>77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78" calcext:value-type="float">
            <text:p>78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79" calcext:value-type="float">
            <text:p>79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80" calcext:value-type="float">
            <text:p>80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MITTE</text:p>
          </table:table-cell>
          <table:table-cell office:value-type="string" calcext:value-type="string">
            <text:p>GEs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81" calcext:value-type="float">
            <text:p>81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82" calcext:value-type="float">
            <text:p>82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83" calcext:value-type="float">
            <text:p>83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84" calcext:value-type="float">
            <text:p>84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FALSE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style-name="ce2" office:value-type="string" calcext:value-type="string">
            <text:p>FALSE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4"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85" calcext:value-type="float">
            <text:p>85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MITTE</text:p>
          </table:table-cell>
          <table:table-cell office:value-type="string" calcext:value-type="string">
            <text:p>GEs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FALSE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FALSE</text:p>
          </table:table-cell>
          <table:table-cell table:number-columns-repeated="5"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rebs</text:p>
          </table:table-cell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86" calcext:value-type="float">
            <text:p>86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87" calcext:value-type="float">
            <text:p>87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88" calcext:value-type="float">
            <text:p>88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89" calcext:value-type="float">
            <text:p>89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FALSE</text:p>
          </table:table-cell>
          <table:table-cell table:number-columns-repeated="5" office:value-type="string" calcext:value-type="string">
            <text:p>NA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rebs</text:p>
          </table:table-cell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MITTE</text:p>
          </table:table-cell>
          <table:table-cell office:value-type="string" calcext:value-type="string">
            <text:p>GEs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FALSE</text:p>
          </table:table-cell>
          <table:table-cell table:number-columns-repeated="3" office:value-type="string" calcext:value-type="string">
            <text:p>N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90" calcext:value-type="float">
            <text:p>90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29" calcext:value-type="float">
            <text:p>29</text:p>
          </table:table-cell>
          <table:table-cell office:value-type="float" office:value="12" calcext:value-type="float">
            <text:p>12</text:p>
          </table:table-cell>
          <table:table-cell table:style-name="ce2" office:value-type="string" calcext:value-type="string">
            <text:p>FALSE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MITTE</text:p>
          </table:table-cell>
          <table:table-cell office:value-type="string" calcext:value-type="string">
            <text:p>GEs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FALSE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FALSE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91" calcext:value-type="float">
            <text:p>91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FALSE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92" calcext:value-type="float">
            <text:p>92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52" calcext:value-type="float">
            <text:p>52</text:p>
          </table:table-cell>
          <table:table-cell office:value-type="float" office:value="7" calcext:value-type="float">
            <text:p>7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41" calcext:value-type="float">
            <text:p>41</text:p>
          </table:table-cell>
          <table:table-cell office:value-type="float" office:value="7" calcext:value-type="float">
            <text:p>7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rebs</text:p>
          </table:table-cell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93" calcext:value-type="float">
            <text:p>93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FALSE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4"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54" calcext:value-type="float">
            <text:p>54</text:p>
          </table:table-cell>
          <table:table-cell office:value-type="float" office:value="7" calcext:value-type="float">
            <text:p>7</text:p>
          </table:table-cell>
          <table:table-cell table:style-name="ce2" office:value-type="string" calcext:value-type="string">
            <text:p>FALSE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94" calcext:value-type="float">
            <text:p>94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FALSE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bgebrochen/Krebs</text:p>
          </table:table-cell>
          <table:table-cell table:number-columns-repeated="3"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number-columns-repeated="2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95" calcext:value-type="float">
            <text:p>95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96" calcext:value-type="float">
            <text:p>96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FALSE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97" calcext:value-type="float">
            <text:p>97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98" calcext:value-type="float">
            <text:p>98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FALSE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99" calcext:value-type="float">
            <text:p>99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100" calcext:value-type="float">
            <text:p>100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101" calcext:value-type="float">
            <text:p>101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102" calcext:value-type="float">
            <text:p>102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103" calcext:value-type="float">
            <text:p>103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104" calcext:value-type="float">
            <text:p>104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105" calcext:value-type="float">
            <text:p>105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106" calcext:value-type="float">
            <text:p>106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109" calcext:value-type="float">
            <text:p>109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110" calcext:value-type="float">
            <text:p>110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111" calcext:value-type="float">
            <text:p>111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112" calcext:value-type="float">
            <text:p>112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MITTE</text:p>
          </table:table-cell>
          <table:table-cell office:value-type="string" calcext:value-type="string">
            <text:p>GEs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number-columns-repeated="4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113" calcext:value-type="float">
            <text:p>113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FALSE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FALSE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114" calcext:value-type="float">
            <text:p>114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117" calcext:value-type="float">
            <text:p>117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118" calcext:value-type="float">
            <text:p>118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119" calcext:value-type="float">
            <text:p>119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style-name="ce2" office:value-type="string" calcext:value-type="string">
            <text:p>FALSE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KREBS</text:p>
          </table:table-cell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120" calcext:value-type="float">
            <text:p>120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121" calcext:value-type="float">
            <text:p>121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48" calcext:value-type="float">
            <text:p>48</text:p>
          </table:table-cell>
          <table:table-cell office:value-type="float" office:value="40" calcext:value-type="float">
            <text:p>40</text:p>
          </table:table-cell>
          <table:table-cell table:style-name="ce2" office:value-type="string" calcext:value-type="string">
            <text:p>FALSE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string" calcext:value-type="string">
            <text:p>NA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REBS</text:p>
          </table:table-cell>
          <table:table-cell table:style-name="ce2" office:value-type="string" calcext:value-type="string">
            <text:p>TRUE</text:p>
          </table:table-cell>
          <table:table-cell table:number-columns-repeated="5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122" calcext:value-type="float">
            <text:p>122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43" calcext:value-type="float">
            <text:p>43</text:p>
          </table:table-cell>
          <table:table-cell office:value-type="float" office:value="8" calcext:value-type="float">
            <text:p>8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123" calcext:value-type="float">
            <text:p>123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125" calcext:value-type="float">
            <text:p>125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126" calcext:value-type="float">
            <text:p>126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128" calcext:value-type="float">
            <text:p>128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FALSE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4"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129" calcext:value-type="float">
            <text:p>129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FALSE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131" calcext:value-type="float">
            <text:p>131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FALSE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132" calcext:value-type="float">
            <text:p>132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FALSE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133" calcext:value-type="float">
            <text:p>133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134" calcext:value-type="float">
            <text:p>134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FALSE</text:p>
          </table:table-cell>
          <table:table-cell table:number-columns-repeated="5" office:value-type="string" calcext:value-type="string">
            <text:p>N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Krebs</text:p>
          </table:table-cell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137" calcext:value-type="float">
            <text:p>137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FALSE</text:p>
          </table:table-cell>
          <table:table-cell table:number-columns-repeated="5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rebs</text:p>
          </table:table-cell>
          <table:table-cell table:number-columns-repeated="5"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number-columns-repeated="1002"/>
        </table:table-row>
        <table:table-row table:style-name="ro2">
          <table:table-cell office:value-type="float" office:value="138" calcext:value-type="float">
            <text:p>138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139" calcext:value-type="float">
            <text:p>139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140" calcext:value-type="float">
            <text:p>140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141" calcext:value-type="float">
            <text:p>141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142" calcext:value-type="float">
            <text:p>142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FALSE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143" calcext:value-type="float">
            <text:p>143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60" calcext:value-type="float">
            <text:p>60</text:p>
          </table:table-cell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FALSE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number-columns-repeated="2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MITTE</text:p>
          </table:table-cell>
          <table:table-cell office:value-type="string" calcext:value-type="string">
            <text:p>GEs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145" calcext:value-type="float">
            <text:p>145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42" calcext:value-type="float">
            <text:p>42</text:p>
          </table:table-cell>
          <table:table-cell office:value-type="float" office:value="17" calcext:value-type="float">
            <text:p>17</text:p>
          </table:table-cell>
          <table:table-cell table:style-name="ce2" office:value-type="string" calcext:value-type="string">
            <text:p>FALSE</text:p>
          </table:table-cell>
          <table:table-cell table:number-columns-repeated="5"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146" calcext:value-type="float">
            <text:p>146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A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43" calcext:value-type="float">
            <text:p>43</text:p>
          </table:table-cell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147" calcext:value-type="float">
            <text:p>147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FALSE</text:p>
          </table:table-cell>
          <table:table-cell table:number-columns-repeated="5" office:value-type="string" calcext:value-type="string">
            <text:p>NA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148" calcext:value-type="float">
            <text:p>148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37" calcext:value-type="float">
            <text:p>37</text:p>
          </table:table-cell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FALSE</text:p>
          </table:table-cell>
          <table:table-cell table:number-columns-repeated="5" office:value-type="string" calcext:value-type="string">
            <text:p>NA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149" calcext:value-type="float">
            <text:p>149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MITTE</text:p>
          </table:table-cell>
          <table:table-cell office:value-type="string" calcext:value-type="string">
            <text:p>GEs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FALSE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150" calcext:value-type="float">
            <text:p>150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FALSE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151" calcext:value-type="float">
            <text:p>151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N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Krebs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number-columns-repeated="4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152" calcext:value-type="float">
            <text:p>152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153" calcext:value-type="float">
            <text:p>153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154" calcext:value-type="float">
            <text:p>154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number-columns-repeated="4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155" calcext:value-type="float">
            <text:p>155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160" calcext:value-type="float">
            <text:p>160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FALSE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161" calcext:value-type="float">
            <text:p>161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162" calcext:value-type="float">
            <text:p>162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164" calcext:value-type="float">
            <text:p>164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165" calcext:value-type="float">
            <text:p>165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FALSE</text:p>
          </table:table-cell>
          <table:table-cell table:number-columns-repeated="5" office:value-type="string" calcext:value-type="string">
            <text:p>NA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FALSE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166" calcext:value-type="float">
            <text:p>166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MITTE</text:p>
          </table:table-cell>
          <table:table-cell office:value-type="string" calcext:value-type="string">
            <text:p>GEs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171" calcext:value-type="float">
            <text:p>171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KEINE BLÄTTER</text:p>
          </table:table-cell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FALSE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172" calcext:value-type="float">
            <text:p>172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MITTE</text:p>
          </table:table-cell>
          <table:table-cell office:value-type="string" calcext:value-type="string">
            <text:p>GEs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173" calcext:value-type="float">
            <text:p>173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EGEND</text:p>
          </table:table-cell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174" calcext:value-type="float">
            <text:p>174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176" calcext:value-type="float">
            <text:p>176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177" calcext:value-type="float">
            <text:p>177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178" calcext:value-type="float">
            <text:p>178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number-columns-repeated="3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181" calcext:value-type="float">
            <text:p>181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number-columns-repeated="4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182" calcext:value-type="float">
            <text:p>182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183" calcext:value-type="float">
            <text:p>183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29" calcext:value-type="float">
            <text:p>29</text:p>
          </table:table-cell>
          <table:table-cell office:value-type="float" office:value="11" calcext:value-type="float">
            <text:p>11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4"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184" calcext:value-type="float">
            <text:p>184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70" calcext:value-type="float">
            <text:p>70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FALSE</text:p>
          </table:table-cell>
          <table:table-cell table:number-columns-repeated="5" office:value-type="string" calcext:value-type="string">
            <text:p>N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Krebs</text:p>
          </table:table-cell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53" calcext:value-type="float">
            <text:p>53</text:p>
          </table:table-cell>
          <table:table-cell office:value-type="float" office:value="9" calcext:value-type="float">
            <text:p>9</text:p>
          </table:table-cell>
          <table:table-cell table:style-name="ce2" office:value-type="string" calcext:value-type="string">
            <text:p>FALSE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95" calcext:value-type="float">
            <text:p>95</text:p>
          </table:table-cell>
          <table:table-cell office:value-type="float" office:value="12" calcext:value-type="float">
            <text:p>12</text:p>
          </table:table-cell>
          <table:table-cell table:style-name="ce2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FALSE</text:p>
          </table:table-cell>
          <table:table-cell table:number-columns-repeated="4" office:value-type="string" calcext:value-type="string">
            <text:p>N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rebs</text:p>
          </table:table-cell>
          <table:table-cell table:number-columns-repeated="5"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number-columns-repeated="1002"/>
        </table:table-row>
        <table:table-row table:style-name="ro2">
          <table:table-cell office:value-type="float" office:value="185" calcext:value-type="float">
            <text:p>185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MITTE</text:p>
          </table:table-cell>
          <table:table-cell office:value-type="string" calcext:value-type="string">
            <text:p>GEs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FALSE</text:p>
          </table:table-cell>
          <table:table-cell table:number-columns-repeated="5" office:value-type="string" calcext:value-type="string">
            <text:p>NA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5"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FALSE</text:p>
          </table:table-cell>
          <table:table-cell table:number-columns-repeated="5"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186" calcext:value-type="float">
            <text:p>186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FALSE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FALSE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egend</text:p>
          </table:table-cell>
          <table:table-cell table:number-columns-repeated="2"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number-columns-repeated="3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4"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187" calcext:value-type="float">
            <text:p>187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FALSE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70" calcext:value-type="float">
            <text:p>70</text:p>
          </table:table-cell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FALSE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188" calcext:value-type="float">
            <text:p>188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43" calcext:value-type="float">
            <text:p>43</text:p>
          </table:table-cell>
          <table:table-cell office:value-type="float" office:value="7" calcext:value-type="float">
            <text:p>7</text:p>
          </table:table-cell>
          <table:table-cell table:style-name="ce2" office:value-type="string" calcext:value-type="string">
            <text:p>FALSE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189" calcext:value-type="float">
            <text:p>189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190" calcext:value-type="float">
            <text:p>190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</text:p>
          </table:table-cell>
          <table:table-cell/>
          <table:table-cell table:number-columns-repeated="4"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191" calcext:value-type="float">
            <text:p>191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FALSE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192" calcext:value-type="float">
            <text:p>192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72" calcext:value-type="float">
            <text:p>72</text:p>
          </table:table-cell>
          <table:table-cell office:value-type="float" office:value="18" calcext:value-type="float">
            <text:p>18</text:p>
          </table:table-cell>
          <table:table-cell table:style-name="ce2" office:value-type="string" calcext:value-type="string">
            <text:p>FALSE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193" calcext:value-type="float">
            <text:p>193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FALSE</text:p>
          </table:table-cell>
          <table:table-cell table:number-columns-repeated="5" office:value-type="string" calcext:value-type="string">
            <text:p>N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krebs</text:p>
          </table:table-cell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FALSE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194" calcext:value-type="float">
            <text:p>194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MITTE</text:p>
          </table:table-cell>
          <table:table-cell office:value-type="string" calcext:value-type="string">
            <text:p>GE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195" calcext:value-type="float">
            <text:p>195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197" calcext:value-type="float">
            <text:p>197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table:style-name="ce2" office:value-type="string" calcext:value-type="string">
            <text:p>FALSE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FALSE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198" calcext:value-type="float">
            <text:p>198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FALSE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egend</text:p>
          </table:table-cell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199" calcext:value-type="float">
            <text:p>199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200" calcext:value-type="float">
            <text:p>200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FALSE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201" calcext:value-type="float">
            <text:p>201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202" calcext:value-type="float">
            <text:p>202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FALSE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203" calcext:value-type="float">
            <text:p>203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FALSE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EGEND</text:p>
          </table:table-cell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63" calcext:value-type="float">
            <text:p>63</text:p>
          </table:table-cell>
          <table:table-cell office:value-type="float" office:value="7" calcext:value-type="float">
            <text:p>7</text:p>
          </table:table-cell>
          <table:table-cell table:style-name="ce2" office:value-type="string" calcext:value-type="string">
            <text:p>FALSE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number-columns-repeated="2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205" calcext:value-type="float">
            <text:p>205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49" calcext:value-type="float">
            <text:p>49</text:p>
          </table:table-cell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FALSE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206" calcext:value-type="float">
            <text:p>206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FALSE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67" calcext:value-type="float">
            <text:p>67</text:p>
          </table:table-cell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FALSE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number-columns-repeated="2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207" calcext:value-type="float">
            <text:p>207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208" calcext:value-type="float">
            <text:p>208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209" calcext:value-type="float">
            <text:p>209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FALSE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210" calcext:value-type="float">
            <text:p>210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211" calcext:value-type="float">
            <text:p>211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FALSE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212" calcext:value-type="float">
            <text:p>212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214" calcext:value-type="float">
            <text:p>214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table:style-name="ce2" office:value-type="string" calcext:value-type="string">
            <text:p>FALSE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4"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number-columns-repeated="2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215" calcext:value-type="float">
            <text:p>215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216" calcext:value-type="float">
            <text:p>216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217" calcext:value-type="float">
            <text:p>217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218" calcext:value-type="float">
            <text:p>218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3" calcext:value-type="float">
            <text:p>3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219" calcext:value-type="float">
            <text:p>219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220" calcext:value-type="float">
            <text:p>220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221" calcext:value-type="float">
            <text:p>221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222" calcext:value-type="float">
            <text:p>222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FALSE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FALSE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4"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223" calcext:value-type="float">
            <text:p>223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37" calcext:value-type="float">
            <text:p>37</text:p>
          </table:table-cell>
          <table:table-cell office:value-type="float" office:value="8" calcext:value-type="float">
            <text:p>8</text:p>
          </table:table-cell>
          <table:table-cell table:style-name="ce2" office:value-type="string" calcext:value-type="string">
            <text:p>FALSE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4"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4"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87" calcext:value-type="float">
            <text:p>87</text:p>
          </table:table-cell>
          <table:table-cell office:value-type="float" office:value="17" calcext:value-type="float">
            <text:p>17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FALSE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3">
          <table:table-cell office:value-type="float" office:value="224" calcext:value-type="float">
            <text:p>224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FALSE</text:p>
          </table:table-cell>
          <table:table-cell table:number-columns-repeated="5"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rebs und einer von uns abgebrochen</text:p>
          </table:table-cell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225" calcext:value-type="float">
            <text:p>225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4"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226" calcext:value-type="float">
            <text:p>226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office:value-type="string" calcext:value-type="string">
            <text:p>TRUE</text:p>
          </table:table-cell>
          <table:table-cell table:number-columns-repeated="5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227" calcext:value-type="float">
            <text:p>227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44" calcext:value-type="float">
            <text:p>44</text:p>
          </table:table-cell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A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number-columns-repeated="3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230" calcext:value-type="float">
            <text:p>230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FALSE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232" calcext:value-type="float">
            <text:p>232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233" calcext:value-type="float">
            <text:p>233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MITTE</text:p>
          </table:table-cell>
          <table:table-cell office:value-type="string" calcext:value-type="string">
            <text:p>GEs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234" calcext:value-type="float">
            <text:p>234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FALSE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5" office:value-type="string" calcext:value-type="string">
            <text:p>NA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5"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235" calcext:value-type="float">
            <text:p>235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FALSE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4"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FALSE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236" calcext:value-type="float">
            <text:p>236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FALSE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REBS</text:p>
          </table:table-cell>
          <table:table-cell table:number-columns-repeated="5"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237" calcext:value-type="float">
            <text:p>237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241" calcext:value-type="float">
            <text:p>241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242" calcext:value-type="float">
            <text:p>242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243" calcext:value-type="float">
            <text:p>243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244" calcext:value-type="float">
            <text:p>244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245" calcext:value-type="float">
            <text:p>245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table:style-name="ce2" office:value-type="string" calcext:value-type="string">
            <text:p>FALSE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4"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FALSE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4"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FALSE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REBS</text:p>
          </table:table-cell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FALSE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247" calcext:value-type="float">
            <text:p>247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FALSE</text:p>
          </table:table-cell>
          <table:table-cell table:number-columns-repeated="4" office:value-type="string" calcext:value-type="string">
            <text:p>NA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FALSE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248" calcext:value-type="float">
            <text:p>248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FALSE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Umgeknickt</text:p>
          </table:table-cell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238" calcext:value-type="float">
            <text:p>238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FALS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FALSE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stark umgeknickt</text:p>
          </table:table-cell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239" calcext:value-type="float">
            <text:p>239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240" calcext:value-type="float">
            <text:p>240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FALS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BAh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</text:p>
          </table:table-cell>
          <table:table-cell/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number-columns-repeated="4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228" calcext:value-type="float">
            <text:p>228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41" calcext:value-type="float">
            <text:p>41</text:p>
          </table:table-cell>
          <table:table-cell office:value-type="float" office:value="7" calcext:value-type="float">
            <text:p>7</text:p>
          </table:table-cell>
          <table:table-cell table:style-name="ce2" office:value-type="string" calcext:value-type="string">
            <text:p>FALSE</text:p>
          </table:table-cell>
          <table:table-cell table:number-columns-repeated="5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NA</text:p>
          </table:table-cell>
          <table:table-cell/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number-columns-repeated="4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108" calcext:value-type="float">
            <text:p>108</text:p>
          </table:table-cell>
          <table:table-cell office:value-type="float" office:value="9" calcext:value-type="float">
            <text:p>9</text:p>
          </table:table-cell>
          <table:table-cell table:style-name="ce2"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FALSE</text:p>
          </table:table-cell>
          <table:table-cell table:number-columns-repeated="5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229" calcext:value-type="float">
            <text:p>229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FALS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101" calcext:value-type="float">
            <text:p>101</text:p>
          </table:table-cell>
          <table:table-cell office:value-type="float" office:value="11" calcext:value-type="float">
            <text:p>11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138" calcext:value-type="float">
            <text:p>138</text:p>
          </table:table-cell>
          <table:table-cell office:value-type="float" office:value="14" calcext:value-type="float">
            <text:p>14</text:p>
          </table:table-cell>
          <table:table-cell table:style-name="ce2"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246" calcext:value-type="float">
            <text:p>246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table:style-name="ce2" office:value-type="string" calcext:value-type="string">
            <text:p>FALSE</text:p>
          </table:table-cell>
          <table:table-cell table:number-columns-repeated="5"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FALSE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NA</text:p>
          </table:table-cell>
          <table:table-cell/>
          <table:table-cell table:number-columns-repeated="2"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number-columns-repeated="3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FALS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249" calcext:value-type="float">
            <text:p>249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FALS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FALSE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FALS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250" calcext:value-type="float">
            <text:p>250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7" office:value-type="string" calcext:value-type="string">
            <text:p>NA</text:p>
          </table:table-cell>
          <table:table-cell office:value-type="string" calcext:value-type="string">
            <text:p>angenagt</text:p>
          </table:table-cell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39" calcext:value-type="float">
            <text:p>39</text:p>
          </table:table-cell>
          <table:table-cell office:value-type="float" office:value="8" calcext:value-type="float">
            <text:p>8</text:p>
          </table:table-cell>
          <table:table-cell table:style-name="ce2" office:value-type="string" calcext:value-type="string">
            <text:p>FALSE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NA</text:p>
          </table:table-cell>
          <table:table-cell/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number-columns-repeated="4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251" calcext:value-type="float">
            <text:p>251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FALSE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254" calcext:value-type="float">
            <text:p>254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255" calcext:value-type="float">
            <text:p>255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FALS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FALSE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FALS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256" calcext:value-type="float">
            <text:p>256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46" calcext:value-type="float">
            <text:p>46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FALSE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markiert?</text:p>
          </table:table-cell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80" calcext:value-type="float">
            <text:p>80</text:p>
          </table:table-cell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krebs galle</text:p>
          </table:table-cell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FALSE</text:p>
          </table:table-cell>
          <table:table-cell table:number-columns-repeated="7" office:value-type="string" calcext:value-type="string">
            <text:p>NA</text:p>
          </table:table-cell>
          <table:table-cell office:value-type="string" calcext:value-type="string">
            <text:p>stark kriechend</text:p>
          </table:table-cell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257" calcext:value-type="float">
            <text:p>257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FALS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71" calcext:value-type="float">
            <text:p>71</text:p>
          </table:table-cell>
          <table:table-cell office:value-type="float" office:value="7" calcext:value-type="float">
            <text:p>7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258" calcext:value-type="float">
            <text:p>258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FALS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66" calcext:value-type="float">
            <text:p>66</text:p>
          </table:table-cell>
          <table:table-cell office:value-type="float" office:value="7" calcext:value-type="float">
            <text:p>7</text:p>
          </table:table-cell>
          <table:table-cell table:style-name="ce2" office:value-type="string" calcext:value-type="string">
            <text:p>FALSE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39" calcext:value-type="float">
            <text:p>39</text:p>
          </table:table-cell>
          <table:table-cell office:value-type="float" office:value="7" calcext:value-type="float">
            <text:p>7</text:p>
          </table:table-cell>
          <table:table-cell table:style-name="ce2" office:value-type="string" calcext:value-type="string">
            <text:p>FALSE</text:p>
          </table:table-cell>
          <table:table-cell table:number-columns-repeated="5"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FALSE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259" calcext:value-type="float">
            <text:p>259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260" calcext:value-type="float">
            <text:p>260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FALS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FALSE</text:p>
          </table:table-cell>
          <table:table-cell table:number-columns-repeated="5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261" calcext:value-type="float">
            <text:p>261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FALSE</text:p>
          </table:table-cell>
          <table:table-cell table:number-columns-repeated="5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7" office:value-type="string" calcext:value-type="string">
            <text:p>NA</text:p>
          </table:table-cell>
          <table:table-cell office:value-type="string" calcext:value-type="string">
            <text:p>stark umgeknickt</text:p>
          </table:table-cell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262" calcext:value-type="float">
            <text:p>262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52" calcext:value-type="float">
            <text:p>52</text:p>
          </table:table-cell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FALSE</text:p>
          </table:table-cell>
          <table:table-cell table:number-columns-repeated="5" office:value-type="string" calcext:value-type="string">
            <text:p>N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umgefahren</text:p>
          </table:table-cell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FALSE</text:p>
          </table:table-cell>
          <table:table-cell table:number-columns-repeated="5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umgefahren</text:p>
          </table:table-cell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263" calcext:value-type="float">
            <text:p>263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FALSE</text:p>
          </table:table-cell>
          <table:table-cell table:number-columns-repeated="5"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umgefahren</text:p>
          </table:table-cell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FALSE</text:p>
          </table:table-cell>
          <table:table-cell table:number-columns-repeated="5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umgefahren</text:p>
          </table:table-cell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264" calcext:value-type="float">
            <text:p>264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FALSE</text:p>
          </table:table-cell>
          <table:table-cell table:number-columns-repeated="5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tark umgeknickt</text:p>
          </table:table-cell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265" calcext:value-type="float">
            <text:p>265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FALS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267" calcext:value-type="float">
            <text:p>267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FALSE</text:p>
          </table:table-cell>
          <table:table-cell table:number-columns-repeated="5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/>
          <table:table-cell table:number-columns-repeated="5"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MITTE</text:p>
          </table:table-cell>
          <table:table-cell office:value-type="string" calcext:value-type="string">
            <text:p>GEs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268" calcext:value-type="float">
            <text:p>268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269" calcext:value-type="float">
            <text:p>269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FALSE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/>
          <table:table-cell table:number-columns-repeated="2"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number-columns-repeated="3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/>
          <table:table-cell table:number-columns-repeated="5"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number-columns-repeated="1002"/>
        </table:table-row>
        <table:table-row table:style-name="ro2">
          <table:table-cell office:value-type="float" office:value="271" calcext:value-type="float">
            <text:p>271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FALS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272" calcext:value-type="float">
            <text:p>272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FALSE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274" calcext:value-type="float">
            <text:p>274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FALS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275" calcext:value-type="float">
            <text:p>275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MITTE</text:p>
          </table:table-cell>
          <table:table-cell office:value-type="string" calcext:value-type="string">
            <text:p>GEs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276" calcext:value-type="float">
            <text:p>276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FALS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krebs galle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number-columns-repeated="4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277" calcext:value-type="float">
            <text:p>277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/>
          <table:table-cell table:style-name="ce2" office:value-type="string" calcext:value-type="string">
            <text:p>TRUE</text:p>
          </table:table-cell>
          <table:table-cell table:number-columns-repeated="5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FALS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34" calcext:value-type="float">
            <text:p>34</text:p>
          </table:table-cell>
          <table:table-cell office:value-type="float" office:value="11" calcext:value-type="float">
            <text:p>11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A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FALSE</text:p>
          </table:table-cell>
          <table:table-cell table:number-columns-repeated="5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278" calcext:value-type="float">
            <text:p>278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string" calcext:value-type="string">
            <text:p>NA</text:p>
          </table:table-cell>
          <table:table-cell/>
          <table:table-cell table:style-name="ce2" office:value-type="string" calcext:value-type="string">
            <text:p>TRUE</text:p>
          </table:table-cell>
          <table:table-cell table:number-columns-repeated="5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NA</text:p>
          </table:table-cell>
          <table:table-cell/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number-columns-repeated="4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FALSE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279" calcext:value-type="float">
            <text:p>279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FALSE</text:p>
          </table:table-cell>
          <table:table-cell table:number-columns-repeated="5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FALSE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280" calcext:value-type="float">
            <text:p>280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FALSE</text:p>
          </table:table-cell>
          <table:table-cell table:number-columns-repeated="5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282" calcext:value-type="float">
            <text:p>282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FALS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51" calcext:value-type="float">
            <text:p>51</text:p>
          </table:table-cell>
          <table:table-cell office:value-type="float" office:value="20" calcext:value-type="float">
            <text:p>20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FALS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283" calcext:value-type="float">
            <text:p>283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284" calcext:value-type="float">
            <text:p>284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285" calcext:value-type="float">
            <text:p>285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FALSE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FALSE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286" calcext:value-type="float">
            <text:p>286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77" calcext:value-type="float">
            <text:p>77</text:p>
          </table:table-cell>
          <table:table-cell office:value-type="float" office:value="7" calcext:value-type="float">
            <text:p>7</text:p>
          </table:table-cell>
          <table:table-cell table:style-name="ce2" office:value-type="string" calcext:value-type="string">
            <text:p>FALSE</text:p>
          </table:table-cell>
          <table:table-cell table:number-columns-repeated="5" office:value-type="string" calcext:value-type="string">
            <text:p>N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  <table:table-cell/>
          <table:table-cell table:number-columns-repeated="5"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table:style-name="ce2" office:value-type="string" calcext:value-type="string">
            <text:p>FALS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FALSE</text:p>
          </table:table-cell>
          <table:table-cell table:number-columns-repeated="5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/>
          <table:table-cell table:number-columns-repeated="5"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number-columns-repeated="1002"/>
        </table:table-row>
        <table:table-row table:style-name="ro2">
          <table:table-cell office:value-type="float" office:value="287" calcext:value-type="float">
            <text:p>287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FALS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FALSE</text:p>
          </table:table-cell>
          <table:table-cell table:number-columns-repeated="5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290" calcext:value-type="float">
            <text:p>290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291" calcext:value-type="float">
            <text:p>291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5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/>
          <table:table-cell table:number-columns-repeated="5"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number-columns-repeated="1002"/>
        </table:table-row>
        <table:table-row table:style-name="ro2">
          <table:table-cell office:value-type="float" office:value="293" calcext:value-type="float">
            <text:p>293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294" calcext:value-type="float">
            <text:p>294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41" calcext:value-type="float">
            <text:p>41</text:p>
          </table:table-cell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A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295" calcext:value-type="float">
            <text:p>295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FALS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FALSE</text:p>
          </table:table-cell>
          <table:table-cell table:number-columns-repeated="5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FALS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296" calcext:value-type="float">
            <text:p>296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table:style-name="ce2" office:value-type="string" calcext:value-type="string">
            <text:p>FALSE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A</text:p>
          </table:table-cell>
          <table:table-cell/>
          <table:table-cell table:number-columns-repeated="4"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43" calcext:value-type="float">
            <text:p>43</text:p>
          </table:table-cell>
          <table:table-cell office:value-type="float" office:value="14" calcext:value-type="float">
            <text:p>14</text:p>
          </table:table-cell>
          <table:table-cell table:style-name="ce2" office:value-type="string" calcext:value-type="string">
            <text:p>FALS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table:style-name="ce2" office:value-type="string" calcext:value-type="string">
            <text:p>FALSE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table:style-name="ce2" office:value-type="string" calcext:value-type="string">
            <text:p>FALSE</text:p>
          </table:table-cell>
          <table:table-cell table:number-columns-repeated="5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297" calcext:value-type="float">
            <text:p>297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FALSE</text:p>
          </table:table-cell>
          <table:table-cell table:number-columns-repeated="4" office:value-type="string" calcext:value-type="string">
            <text:p>N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/>
          <table:table-cell table:number-columns-repeated="5"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FALSE</text:p>
          </table:table-cell>
          <table:table-cell table:number-columns-repeated="7" office:value-type="string" calcext:value-type="string">
            <text:p>NA</text:p>
          </table:table-cell>
          <table:table-cell office:value-type="string" calcext:value-type="string">
            <text:p>umgeknickt</text:p>
          </table:table-cell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299" calcext:value-type="float">
            <text:p>299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300" calcext:value-type="float">
            <text:p>300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FALSE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NA</text:p>
          </table:table-cell>
          <table:table-cell/>
          <table:table-cell table:number-columns-repeated="2"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number-columns-repeated="3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FALSE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NA</text:p>
          </table:table-cell>
          <table:table-cell/>
          <table:table-cell table:number-columns-repeated="2"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number-columns-repeated="3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301" calcext:value-type="float">
            <text:p>301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MITTE</text:p>
          </table:table-cell>
          <table:table-cell office:value-type="string" calcext:value-type="string">
            <text:p>GEs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 table:number-rows-repeated="1047081">
          <table:table-cell table:number-columns-repeated="1023"/>
        </table:table-row>
        <table:table-row table:style-name="ro2">
          <table:table-cell table:number-columns-repeated="1023"/>
        </table:table-row>
      </table:table>
      <table:named-expressions/>
      <table:database-ranges>
        <table:database-range table:name="__Anonymous_Sheet_DB__0" table:target-range-address="Marked_Ash.A1:Marked_Ash.U1494" table:display-filter-buttons="true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margin-top="1cm" fo:margin-bottom="1cm" fo:margin-left="1cm" fo:margin-right="1cm" style:scale-to="58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22">00/00/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3.1$Windows_X86_64 LibreOffice_project/d7547858d014d4cf69878db179d326fc3483e082</meta:generator>
    <dc:date>2022-08-22T07:51:25.127000000</dc:date>
    <meta:editing-duration>PT24M34S</meta:editing-duration>
    <meta:editing-cycles>4</meta:editing-cycles>
    <meta:print-date>2022-08-22T07:44:34.054000000</meta:print-date>
    <meta:document-statistic meta:table-count="1" meta:cell-count="29969" meta:object-count="0"/>
  </office:meta>
</office:document-meta>
</file>